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175cm" svg:height="3.175cm" svg:x="3.905cm" svg:y="6.398cm">
          <text:p text:style-name="P1">Liste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.175cm" svg:height="3.175cm" svg:x="9.29cm" svg:y="9.25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3.175cm" svg:height="3.175cm" svg:x="3.905cm" svg:y="12.113cm">
          <text:p text:style-name="P1">Rece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3.175cm" svg:height="3.175cm" svg:x="13.988cm" svg:y="12.113cm">
          <text:p text:style-name="P1">Trans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3.175cm" svg:height="3.175cm" svg:x="13.988cm" svg:y="6.398cm">
          <text:p>Conten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9.754cm" svg:y1="9.714cm" svg:x2="6.613cm" svg:y2="6.862cm" draw:start-shape="id1" draw:start-glue-point="5" draw:end-shape="id2" draw:end-glue-point="11" svg:d="m9754 9714c0-5725-3141-4299-3141-2852">
          <text:p/>
        </draw:connector>
        <draw:connector draw:style-name="gr2" draw:text-style-name="P1" draw:layer="layout" draw:type="curve" svg:x1="5.492cm" svg:y1="9.573cm" svg:x2="5.492cm" svg:y2="12.113cm" draw:start-shape="id2" draw:start-glue-point="8" draw:end-shape="id3" draw:end-glue-point="4" svg:d="m5492 9573v2540">
          <text:p/>
        </draw:connector>
        <draw:connector draw:style-name="gr2" draw:text-style-name="P1" draw:layer="layout" draw:type="curve" svg:x1="11.998cm" svg:y1="9.714cm" svg:x2="15.575cm" svg:y2="6.398cm" draw:start-shape="id1" draw:start-glue-point="11" draw:end-shape="id4" draw:end-glue-point="4" svg:d="m11998 9714c0-5725 3577-4067 3577-3316">
          <text:p/>
        </draw:connector>
        <draw:connector draw:style-name="gr2" draw:text-style-name="P1" draw:layer="layout" draw:type="curve" svg:x1="15.575cm" svg:y1="9.573cm" svg:x2="15.575cm" svg:y2="12.113cm" draw:start-shape="id4" draw:start-glue-point="8" draw:end-shape="id5" draw:end-glue-point="4" svg:d="m15575 9573v2540">
          <text:p/>
        </draw:connector>
        <draw:connector draw:style-name="gr2" draw:text-style-name="P1" draw:layer="layout" draw:type="curve" svg:x1="15.575cm" svg:y1="15.288cm" svg:x2="11.998cm" svg:y2="11.958cm" draw:start-shape="id5" draw:start-glue-point="8" draw:end-shape="id1" draw:end-glue-point="9" svg:d="m15575 15288c0 748-3577 2413-3577-3330">
          <text:p/>
        </draw:connector>
        <draw:connector draw:style-name="gr2" draw:text-style-name="P1" draw:layer="layout" draw:type="curve" draw:line-skew="0cm 1.544cm" svg:x1="5.492cm" svg:y1="15.288cm" svg:x2="9.754cm" svg:y2="11.958cm" draw:start-shape="id3" draw:start-glue-point="8" draw:end-shape="id1" draw:end-glue-point="7" svg:d="m5492 15288c0 748 2118 623 3174-396s1049-2934 1088-2934">
          <text:p/>
        </draw:connector>
        <draw:connector draw:style-name="gr2" draw:text-style-name="P1" draw:layer="layout" draw:type="curve" svg:x1="6.613cm" svg:y1="9.106cm" svg:x2="9.29cm" svg:y2="10.837cm" draw:start-shape="id2" draw:start-glue-point="9" draw:end-shape="id1" draw:end-glue-point="6" svg:d="m6613 9106c2356 0 1018 1731 2677 1731">
          <text:p/>
        </draw:connector>
        <draw:frame draw:style-name="gr3" draw:text-style-name="P2" draw:layer="layout" svg:width="3.393cm" svg:height="1.115cm" svg:x="6.581cm" svg:y="4.407cm">
          <draw:text-box>
            <text:p text:style-name="P1"><text:span text:style-name="T1">Timer interrupt</text:span></text:p>
            <text:p text:style-name="P1"><text:span text:style-name="T1">Receive pending</text:span></text:p>
          </draw:text-box>
        </draw:frame>
        <draw:frame draw:style-name="gr3" draw:text-style-name="P2" draw:layer="layout" svg:width="3.508cm" svg:height="1.115cm" svg:x="12.682cm" svg:y="4.408cm">
          <draw:text-box>
            <text:p text:style-name="P1"><text:span text:style-name="T1">Timer interrupt</text:span></text:p>
            <text:p text:style-name="P1"><text:span text:style-name="T1">Transmit pending</text:span></text:p>
          </draw:text-box>
        </draw:frame>
        <draw:frame draw:style-name="gr3" draw:text-style-name="P2" draw:layer="layout" svg:width="1.907cm" svg:height="0.683cm" svg:x="7.382cm" svg:y="8.808cm">
          <draw:text-box>
            <text:p text:style-name="P1"><text:span text:style-name="T1">Timeout</text:span></text:p>
          </draw:text-box>
        </draw:frame>
        <draw:frame draw:style-name="gr3" draw:text-style-name="P4" draw:layer="layout" svg:width="2.166cm" svg:height="1.115cm" svg:x="5.383cm" svg:y="10.209cm">
          <draw:text-box>
            <text:p text:style-name="P3"><text:span text:style-name="T1">Preamble</text:span></text:p>
            <text:p text:style-name="P3"><text:span text:style-name="T1">detected</text:span></text:p>
          </draw:text-box>
        </draw:frame>
        <draw:frame draw:style-name="gr3" draw:text-style-name="P4" draw:layer="layout" svg:width="2.661cm" svg:height="0.683cm" svg:x="6.884cm" svg:y="13.112cm">
          <draw:text-box>
            <text:p text:style-name="P3"><text:span text:style-name="T1">Receive end</text:span></text:p>
          </draw:text-box>
        </draw:frame>
        <draw:frame draw:style-name="gr3" draw:text-style-name="P2" draw:layer="layout" svg:width="2.818cm" svg:height="0.683cm" svg:x="12.982cm" svg:y="10.309cm">
          <draw:text-box>
            <text:p text:style-name="P1"><text:span text:style-name="T1">Clear to send</text:span></text:p>
          </draw:text-box>
        </draw:frame>
        <draw:frame draw:style-name="gr3" draw:text-style-name="P6" draw:layer="layout" svg:width="2.923cm" svg:height="1.115cm" svg:x="9.683cm" svg:y="14.011cm">
          <draw:text-box>
            <text:p text:style-name="P5"><text:span text:style-name="T1">Transmission </text:span></text:p>
            <text:p text:style-name="P1"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2T12:36:57</meta:creation-date>
    <dc:date>2009-11-12T12:40:08</dc:date>
    <meta:editing-duration>PT00H03M12S</meta:editing-duration>
    <meta:editing-cycles>2</meta:editing-cycles>
    <meta:generator>OpenOffice.org/3.0$Linux OpenOffice.org_project/300m15$Build-9379</meta:generator>
    <meta:document-statistic meta:object-count="19"/>
  </office:meta>
</office:document-meta>
</file>